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bc63" officeooo:paragraph-rsid="0018bc6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8bc63" officeooo:paragraph-rsid="001f9066" fo:background-color="transparent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f9066" officeooo:paragraph-rsid="0018bc6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fd9cc" officeooo:paragraph-rsid="0020e18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d9cc" officeooo:paragraph-rsid="0022afb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515de" officeooo:paragraph-rsid="002515d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767eb" officeooo:paragraph-rsid="002767e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767eb" officeooo:paragraph-rsid="002c66b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34798f" officeooo:paragraph-rsid="0034798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55156c" officeooo:paragraph-rsid="0057131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55156c" officeooo:paragraph-rsid="0055156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56a37b" officeooo:paragraph-rsid="0055156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56a37b" officeooo:paragraph-rsid="0057131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6320e3" officeooo:paragraph-rsid="0057131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5da54f" officeooo:paragraph-rsid="0057131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4b27b8" officeooo:paragraph-rsid="004b27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8bc63" officeooo:paragraph-rsid="0018bc63" fo:background-color="#fff20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fd9cc" officeooo:paragraph-rsid="001fd9cc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36fa25" officeooo:paragraph-rsid="0036fa25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f9066" officeooo:paragraph-rsid="001f9066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officeooo:rsid="0018bc63" officeooo:paragraph-rsid="002646bb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55156c" officeooo:paragraph-rsid="00571318"/>
    </style:style>
    <style:style style:name="P23" style:family="paragraph" style:parent-style-name="Standard">
      <style:paragraph-properties fo:text-align="start" style:justify-single-word="false"/>
      <style:text-properties officeooo:rsid="0055156c" officeooo:paragraph-rsid="00691614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bold" officeooo:rsid="001fd9cc" officeooo:paragraph-rsid="001fd9cc" fo:background-color="transparent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bold" officeooo:rsid="0018bc63" officeooo:paragraph-rsid="0018bc63" fo:background-color="transparent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bold" officeooo:rsid="0018bc63" officeooo:paragraph-rsid="0018bc63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bold" officeooo:rsid="001fd9cc" officeooo:paragraph-rsid="001fd9cc" style:font-size-asian="10.5pt" style:font-weight-asian="bold" style:font-size-complex="12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font-weight="bold" officeooo:rsid="0020e189" officeooo:paragraph-rsid="0020e189" style:font-size-asian="10.5pt" style:font-weight-asian="bold" style:font-size-complex="12pt" style:font-weight-complex="bold"/>
    </style:style>
    <style:style style:name="P29" style:family="paragraph" style:parent-style-name="Standard" style:list-style-name="L9">
      <style:paragraph-properties fo:text-align="start" style:justify-single-word="false"/>
      <style:text-properties fo:font-size="12pt" fo:font-weight="bold" officeooo:rsid="002f91c9" officeooo:paragraph-rsid="0045409f" style:font-size-asian="10.5pt" style:font-weight-asian="bold" style:font-size-complex="12pt" style:font-weight-complex="bold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fo:font-weight="normal" officeooo:rsid="0018bc63" officeooo:paragraph-rsid="001ac2de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2pt" fo:font-weight="normal" officeooo:rsid="001aa442" officeooo:paragraph-rsid="00442f91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2pt" fo:font-weight="normal" officeooo:rsid="00442f91" officeooo:paragraph-rsid="00442f91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2pt" fo:font-weight="normal" officeooo:rsid="0048c703" officeooo:paragraph-rsid="0048c703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2pt" fo:font-weight="normal" officeooo:rsid="00444e7b" officeooo:paragraph-rsid="00444e7b" style:font-size-asian="10.5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2pt" fo:font-weight="normal" officeooo:rsid="004b27b8" officeooo:paragraph-rsid="004b27b8" style:font-size-asian="10.5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font-size="12pt" fo:font-weight="normal" officeooo:rsid="006f015a" officeooo:paragraph-rsid="006f015a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1fd9cc" officeooo:paragraph-rsid="001fd9cc" style:font-size-asian="10.5pt" style:font-weight-asian="normal" style:font-size-complex="12pt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2pt" fo:font-weight="normal" officeooo:rsid="0020e189" officeooo:paragraph-rsid="0020e189" style:font-size-asian="10.5pt" style:font-weight-asian="normal" style:font-size-complex="12pt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font-size="12pt" fo:font-weight="normal" officeooo:rsid="0022afb0" officeooo:paragraph-rsid="00542987" style:font-size-asian="10.5pt" style:font-weight-asian="normal" style:font-size-complex="12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font-size="12pt" fo:font-weight="normal" officeooo:rsid="002646bb" officeooo:paragraph-rsid="002646bb" style:font-size-asian="10.5pt" style:font-weight-asian="normal" style:font-size-complex="12pt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fo:font-size="12pt" fo:font-weight="normal" officeooo:rsid="002646bb" officeooo:paragraph-rsid="002646bb" style:font-size-asian="10.5pt" style:font-weight-asian="normal" style:font-size-complex="12pt" style:font-weight-complex="normal"/>
    </style:style>
    <style:style style:name="P42" style:family="paragraph" style:parent-style-name="Standard" style:list-style-name="L13">
      <style:paragraph-properties fo:text-align="start" style:justify-single-word="false"/>
      <style:text-properties fo:font-size="12pt" fo:font-weight="normal" officeooo:rsid="002646bb" officeooo:paragraph-rsid="002646bb" style:font-size-asian="10.5pt" style:font-weight-asian="normal" style:font-size-complex="12pt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fo:font-size="12pt" fo:font-weight="normal" officeooo:rsid="002767eb" officeooo:paragraph-rsid="002767eb" style:font-size-asian="10.5pt" style:font-weight-asian="normal" style:font-size-complex="12pt" style:font-weight-complex="normal"/>
    </style:style>
    <style:style style:name="P44" style:family="paragraph" style:parent-style-name="Standard" style:list-style-name="L7">
      <style:paragraph-properties fo:text-align="start" style:justify-single-word="false"/>
      <style:text-properties fo:font-size="12pt" fo:font-weight="normal" officeooo:rsid="002767eb" officeooo:paragraph-rsid="0064a49d" style:font-size-asian="10.5pt" style:font-weight-asian="normal" style:font-size-complex="12pt" style:font-weight-complex="normal"/>
    </style:style>
    <style:style style:name="P45" style:family="paragraph" style:parent-style-name="Standard" style:list-style-name="L7">
      <style:paragraph-properties fo:text-align="start" style:justify-single-word="false"/>
      <style:text-properties fo:font-size="12pt" fo:font-weight="normal" officeooo:rsid="002767eb" officeooo:paragraph-rsid="002c66b6" style:font-size-asian="10.5pt" style:font-weight-asian="normal" style:font-size-complex="12pt" style:font-weight-complex="normal"/>
    </style:style>
    <style:style style:name="P46" style:family="paragraph" style:parent-style-name="Standard" style:list-style-name="L6">
      <style:paragraph-properties fo:text-align="start" style:justify-single-word="false"/>
      <style:text-properties fo:font-size="12pt" fo:font-weight="normal" officeooo:rsid="002e5750" officeooo:paragraph-rsid="002e5750" style:font-size-asian="10.5pt" style:font-weight-asian="normal" style:font-size-complex="12pt" style:font-weight-complex="normal"/>
    </style:style>
    <style:style style:name="P47" style:family="paragraph" style:parent-style-name="Standard" style:list-style-name="L7">
      <style:paragraph-properties fo:text-align="start" style:justify-single-word="false"/>
      <style:text-properties fo:font-size="12pt" fo:font-weight="normal" officeooo:rsid="002e5750" officeooo:paragraph-rsid="002e5750" style:font-size-asian="10.5pt" style:font-weight-asian="normal" style:font-size-complex="12pt" style:font-weight-complex="normal"/>
    </style:style>
    <style:style style:name="P48" style:family="paragraph" style:parent-style-name="Standard" style:list-style-name="L7">
      <style:paragraph-properties fo:text-align="start" style:justify-single-word="false"/>
      <style:text-properties fo:font-size="12pt" fo:font-weight="normal" officeooo:rsid="002b2566" officeooo:paragraph-rsid="0064a49d" style:font-size-asian="10.5pt" style:font-weight-asian="normal" style:font-size-complex="12pt" style:font-weight-complex="normal"/>
    </style:style>
    <style:style style:name="P49" style:family="paragraph" style:parent-style-name="Standard" style:list-style-name="L7">
      <style:paragraph-properties fo:text-align="start" style:justify-single-word="false"/>
      <style:text-properties fo:font-size="12pt" fo:font-weight="normal" officeooo:rsid="0064a49d" officeooo:paragraph-rsid="0064a49d" style:font-size-asian="10.5pt" style:font-weight-asian="normal" style:font-size-complex="12pt" style:font-weight-complex="normal"/>
    </style:style>
    <style:style style:name="P50" style:family="paragraph" style:parent-style-name="Standard" style:list-style-name="L7">
      <style:paragraph-properties fo:text-align="start" style:justify-single-word="false"/>
      <style:text-properties fo:font-size="12pt" fo:font-weight="normal" officeooo:rsid="005906aa" officeooo:paragraph-rsid="0064a49d" style:font-size-asian="10.5pt" style:font-weight-asian="normal" style:font-size-complex="12pt" style:font-weight-complex="normal"/>
    </style:style>
    <style:style style:name="P51" style:family="paragraph" style:parent-style-name="Standard" style:list-style-name="L7">
      <style:paragraph-properties fo:text-align="start" style:justify-single-word="false"/>
      <style:text-properties fo:font-size="12pt" fo:font-weight="normal" officeooo:rsid="005906aa" officeooo:paragraph-rsid="006320e3" style:font-size-asian="10.5pt" style:font-weight-asian="normal" style:font-size-complex="12pt" style:font-weight-complex="normal"/>
    </style:style>
    <style:style style:name="P52" style:family="paragraph" style:parent-style-name="Standard" style:list-style-name="L7">
      <style:paragraph-properties fo:text-align="start" style:justify-single-word="false"/>
      <style:text-properties fo:font-size="12pt" fo:font-weight="normal" officeooo:rsid="005906aa" officeooo:paragraph-rsid="005906aa" style:font-size-asian="10.5pt" style:font-weight-asian="normal" style:font-size-complex="12pt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fo:font-size="12pt" fo:font-weight="normal" officeooo:rsid="005940ed" officeooo:paragraph-rsid="005940ed" style:font-size-asian="10.5pt" style:font-weight-asian="normal" style:font-size-complex="12pt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fo:font-size="12pt" fo:font-weight="normal" officeooo:rsid="0056a37b" officeooo:paragraph-rsid="00571318" style:font-size-asian="10.5pt" style:font-weight-asian="normal" style:font-size-complex="12pt" style:font-weight-complex="normal"/>
    </style:style>
    <style:style style:name="P55" style:family="paragraph" style:parent-style-name="Standard" style:list-style-name="L9">
      <style:paragraph-properties fo:text-align="start" style:justify-single-word="false"/>
      <style:text-properties fo:font-size="12pt" fo:font-weight="normal" officeooo:rsid="0034798f" officeooo:paragraph-rsid="0045409f" style:font-size-asian="10.5pt" style:font-weight-asian="normal" style:font-size-complex="12pt" style:font-weight-complex="normal"/>
    </style:style>
    <style:style style:name="P56" style:family="paragraph" style:parent-style-name="Standard" style:list-style-name="L11">
      <style:paragraph-properties fo:text-align="start" style:justify-single-word="false"/>
      <style:text-properties fo:font-size="12pt" fo:font-weight="normal" officeooo:rsid="0036fa25" officeooo:paragraph-rsid="0036fa25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36fa25" officeooo:paragraph-rsid="0034798f" style:font-size-asian="10.5pt" style:font-weight-asian="normal" style:font-size-complex="12pt" style:font-weight-complex="normal"/>
    </style:style>
    <style:style style:name="P58" style:family="paragraph" style:parent-style-name="Standard" style:list-style-name="L12">
      <style:paragraph-properties fo:text-align="start" style:justify-single-word="false"/>
      <style:text-properties fo:font-size="12pt" fo:font-weight="normal" officeooo:rsid="002c66b6" officeooo:paragraph-rsid="002c66b6" style:font-size-asian="10.5pt" style:font-weight-asian="normal" style:font-size-complex="12pt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fo:font-size="12pt" style:text-underline-style="solid" style:text-underline-type="double" style:text-underline-width="auto" style:text-underline-color="font-color" fo:font-weight="normal" officeooo:rsid="006f015a" officeooo:paragraph-rsid="006f015a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6f015a" officeooo:paragraph-rsid="006f015a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officeooo:paragraph-rsid="0048c703"/>
    </style:style>
    <style:style style:name="P62" style:family="paragraph" style:parent-style-name="Standard" style:list-style-name="L4">
      <style:paragraph-properties fo:text-align="start" style:justify-single-word="false"/>
      <style:text-properties officeooo:paragraph-rsid="00383fe2"/>
    </style:style>
    <style:style style:name="P63" style:family="paragraph" style:parent-style-name="Standard" style:list-style-name="L7">
      <style:paragraph-properties fo:text-align="start" style:justify-single-word="false"/>
      <style:text-properties officeooo:paragraph-rsid="002c66b6"/>
    </style:style>
    <style:style style:name="P64" style:family="paragraph" style:parent-style-name="Standard" style:list-style-name="L8">
      <style:paragraph-properties fo:text-align="start" style:justify-single-word="false"/>
      <style:text-properties officeooo:paragraph-rsid="00571318"/>
    </style:style>
    <style:style style:name="P65" style:family="paragraph" style:parent-style-name="Standard" style:list-style-name="L9">
      <style:paragraph-properties fo:text-align="start" style:justify-single-word="false"/>
      <style:text-properties officeooo:paragraph-rsid="0045409f"/>
    </style:style>
    <style:style style:name="P66" style:family="paragraph" style:parent-style-name="Standard" style:list-style-name="L7">
      <style:paragraph-properties fo:text-align="start" style:justify-single-word="false"/>
      <style:text-properties officeooo:rsid="0055156c" officeooo:paragraph-rsid="0055156c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767eb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b2566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f91c9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3101d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45409f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442f91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444e7b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48c703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48fb53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56a37b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571318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55156c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5906aa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5da54f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5ef965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619f2f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6320e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681ec8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691614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70b7d4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0cb7bc" style:font-size-asian="12pt" style:font-weight-asian="normal" style:font-size-complex="12pt" style:font-weight-complex="normal"/>
    </style:style>
    <style:style style:name="T23" style:family="text">
      <style:text-properties fo:font-size="12pt" fo:font-weight="bold" officeooo:rsid="000cb7bc" style:font-size-asian="12pt" style:font-weight-asian="bold" style:font-size-complex="12pt" style:font-weight-complex="bold"/>
    </style:style>
    <style:style style:name="T24" style:family="text">
      <style:text-properties fo:font-size="12pt" fo:font-weight="bold" style:font-size-asian="10.5pt" style:font-weight-asian="bold" style:font-size-complex="12pt" style:font-weight-complex="bold"/>
    </style:style>
    <style:style style:name="T25" style:family="text">
      <style:text-properties fo:font-size="12pt" fo:font-weight="bold" officeooo:rsid="002767eb" style:font-size-asian="10.5pt" style:font-weight-asian="bold" style:font-size-complex="12pt" style:font-weight-complex="bold"/>
    </style:style>
    <style:style style:name="T26" style:family="text">
      <style:text-properties fo:font-size="12pt" fo:font-weight="bold" officeooo:rsid="002c66b6" style:font-size-asian="10.5pt" style:font-weight-asian="bold" style:font-size-complex="12pt" style:font-weight-complex="bold"/>
    </style:style>
    <style:style style:name="T27" style:family="text">
      <style:text-properties fo:font-size="12pt" fo:font-weight="bold" officeooo:rsid="0048c703" style:font-size-asian="10.5pt" style:font-weight-asian="bold" style:font-size-complex="12pt" style:font-weight-complex="bold"/>
    </style:style>
    <style:style style:name="T28" style:family="text">
      <style:text-properties fo:font-size="12pt" fo:font-weight="bold" officeooo:rsid="00542987" style:font-size-asian="10.5pt" style:font-weight-asian="bold" style:font-size-complex="12pt" style:font-weight-complex="bold"/>
    </style:style>
    <style:style style:name="T29" style:family="text">
      <style:text-properties fo:font-size="12pt" fo:font-weight="bold" officeooo:rsid="0056a37b" style:font-size-asian="10.5pt" style:font-weight-asian="bold" style:font-size-complex="12pt" style:font-weight-complex="bold"/>
    </style:style>
    <style:style style:name="T30" style:family="text">
      <style:text-properties fo:font-size="12pt" fo:font-weight="bold" officeooo:rsid="005da54f" style:font-size-asian="10.5pt" style:font-weight-asian="bold" style:font-size-complex="12pt" style:font-weight-complex="bold"/>
    </style:style>
    <style:style style:name="T31" style:family="text">
      <style:text-properties fo:font-size="12pt" fo:font-weight="bold" officeooo:rsid="005ef965" style:font-size-asian="10.5pt" style:font-weight-asian="bold" style:font-size-complex="12pt" style:font-weight-complex="bold"/>
    </style:style>
    <style:style style:name="T32" style:family="text">
      <style:text-properties fo:font-size="12pt" fo:font-weight="bold" officeooo:rsid="005f1939" style:font-size-asian="10.5pt" style:font-weight-asian="bold" style:font-size-complex="12pt" style:font-weight-complex="bold"/>
    </style:style>
    <style:style style:name="T33" style:family="text">
      <style:text-properties fo:font-size="12pt" fo:font-weight="bold" officeooo:rsid="006320e3" style:font-size-asian="10.5pt" style:font-weight-asian="bold" style:font-size-complex="12pt" style:font-weight-complex="bold"/>
    </style:style>
    <style:style style:name="T34" style:family="text">
      <style:text-properties fo:font-size="12pt" fo:font-weight="bold" officeooo:rsid="00691614" style:font-size-asian="10.5pt" style:font-weight-asian="bold" style:font-size-complex="12pt" style:font-weight-complex="bold"/>
    </style:style>
    <style:style style:name="T35" style:family="text">
      <style:text-properties officeooo:rsid="001ac2de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767eb" style:font-weight-asian="normal" style:font-weight-complex="normal"/>
    </style:style>
    <style:style style:name="T38" style:family="text">
      <style:text-properties fo:font-weight="normal" officeooo:rsid="003101da" style:font-weight-asian="normal" style:font-weight-complex="normal"/>
    </style:style>
    <style:style style:name="T39" style:family="text">
      <style:text-properties fo:font-weight="normal" officeooo:rsid="003dc4e5" style:font-weight-asian="normal" style:font-weight-complex="normal"/>
    </style:style>
    <style:style style:name="T40" style:family="text">
      <style:text-properties fo:font-weight="normal" officeooo:rsid="0045409f" style:font-weight-asian="normal" style:font-weight-complex="normal"/>
    </style:style>
    <style:style style:name="T41" style:family="text">
      <style:text-properties fo:font-weight="normal" officeooo:rsid="0070b7d4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2515de" style:font-weight-asian="bold" style:font-weight-complex="bold"/>
    </style:style>
    <style:style style:name="T44" style:family="text">
      <style:text-properties fo:font-weight="bold" officeooo:rsid="002646bb" style:font-weight-asian="bold" style:font-weight-complex="bold"/>
    </style:style>
    <style:style style:name="T45" style:family="text">
      <style:text-properties fo:font-weight="bold" officeooo:rsid="002b2566" style:font-weight-asian="bold" style:font-weight-complex="bold"/>
    </style:style>
    <style:style style:name="T46" style:family="text">
      <style:text-properties fo:font-weight="bold" officeooo:rsid="0023fe47" style:font-weight-asian="bold" style:font-weight-complex="bold"/>
    </style:style>
    <style:style style:name="T47" style:family="text">
      <style:text-properties fo:font-weight="bold" officeooo:rsid="00442f91" style:font-weight-asian="bold" style:font-weight-complex="bold"/>
    </style:style>
    <style:style style:name="T48" style:family="text">
      <style:text-properties fo:font-weight="bold" officeooo:rsid="00444e7b" style:font-weight-asian="bold" style:font-weight-complex="bold"/>
    </style:style>
    <style:style style:name="T49" style:family="text">
      <style:text-properties fo:font-weight="bold" officeooo:rsid="00542987" style:font-weight-asian="bold" style:font-weight-complex="bold"/>
    </style:style>
    <style:style style:name="T50" style:family="text">
      <style:text-properties fo:font-weight="bold" officeooo:rsid="006f015a" style:font-weight-asian="bold" style:font-weight-complex="bold"/>
    </style:style>
    <style:style style:name="T51" style:family="text">
      <style:text-properties fo:font-weight="bold" officeooo:rsid="0070b7d4" style:font-weight-asian="bold" style:font-weight-complex="bold"/>
    </style:style>
    <style:style style:name="T52" style:family="text">
      <style:text-properties officeooo:rsid="001c317b"/>
    </style:style>
    <style:style style:name="T53" style:family="text">
      <style:text-properties officeooo:rsid="0023fe47"/>
    </style:style>
    <style:style style:name="T54" style:family="text">
      <style:text-properties officeooo:rsid="002515de"/>
    </style:style>
    <style:style style:name="T55" style:family="text">
      <style:text-properties officeooo:rsid="002646bb"/>
    </style:style>
    <style:style style:name="T56" style:family="text">
      <style:text-properties officeooo:rsid="002b2566"/>
    </style:style>
    <style:style style:name="T57" style:family="text">
      <style:text-properties officeooo:rsid="002f91c9"/>
    </style:style>
    <style:style style:name="T58" style:family="text">
      <style:text-properties officeooo:rsid="003101da"/>
    </style:style>
    <style:style style:name="T59" style:family="text">
      <style:text-properties officeooo:rsid="0039839d"/>
    </style:style>
    <style:style style:name="T60" style:family="text">
      <style:text-properties officeooo:rsid="003fb5ff"/>
    </style:style>
    <style:style style:name="T61" style:family="text">
      <style:text-properties officeooo:rsid="00416a05"/>
    </style:style>
    <style:style style:name="T62" style:family="text">
      <style:text-properties officeooo:rsid="00442f91"/>
    </style:style>
    <style:style style:name="T63" style:family="text">
      <style:text-properties officeooo:rsid="00444e7b"/>
    </style:style>
    <style:style style:name="T64" style:family="text">
      <style:text-properties officeooo:rsid="0046eeed"/>
    </style:style>
    <style:style style:name="T65" style:family="text">
      <style:text-properties officeooo:rsid="0048c703"/>
    </style:style>
    <style:style style:name="T66" style:family="text">
      <style:text-properties officeooo:rsid="004a136e"/>
    </style:style>
    <style:style style:name="T67" style:family="text">
      <style:text-properties officeooo:rsid="00542987"/>
    </style:style>
    <style:style style:name="T68" style:family="text">
      <style:text-properties officeooo:rsid="0020e189"/>
    </style:style>
    <style:style style:name="T69" style:family="text">
      <style:text-properties officeooo:rsid="00619f2f"/>
    </style:style>
    <style:style style:name="T70" style:family="text">
      <style:text-properties officeooo:rsid="006320e3"/>
    </style:style>
    <style:style style:name="T71" style:family="text">
      <style:text-properties officeooo:rsid="0064a49d"/>
    </style:style>
    <style:style style:name="T72" style:family="text">
      <style:text-properties style:text-underline-style="none"/>
    </style:style>
    <style:style style:name="T73" style:family="text">
      <style:text-properties style:text-underline-style="none" fo:font-weight="bold" style:font-weight-asian="bold" style:font-weight-complex="bold"/>
    </style:style>
    <style:style style:name="T74" style:family="text">
      <style:text-properties officeooo:rsid="0070b7d4"/>
    </style:style>
    <style:style style:name="T75" style:family="text">
      <style:text-properties officeooo:rsid="007146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58cm" fo:text-indent="-0.635cm" fo:margin-left="3.2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93cm" fo:text-indent="-0.635cm" fo:margin-left="3.8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28cm" fo:text-indent="-0.635cm" fo:margin-left="4.5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63cm" fo:text-indent="-0.635cm" fo:margin-left="5.1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98cm" fo:text-indent="-0.635cm" fo:margin-left="5.7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33cm" fo:text-indent="-0.635cm" fo:margin-left="6.4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68cm" fo:text-indent="-0.635cm" fo:margin-left="7.0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03cm" fo:text-indent="-0.635cm" fo:margin-left="7.7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38cm" fo:text-indent="-0.635cm" fo:margin-left="8.3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73cm" fo:text-indent="-0.635cm" fo:margin-left="8.973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59">TO-DO-LIST</text:span> PROGETTO </text:p>
      <text:p text:style-name="P21">– <text:span text:style-name="T55">FASE 1 –</text:span></text:p>
      <text:p text:style-name="P1"/>
      <text:list xml:id="list1658533096" text:style-name="L1">
        <text:list-item>
          <text:p text:style-name="P24">Documentazione: <text:span text:style-name="T36">Solitamente, chi produce un componente produce pure la documentazione correlata a quel componente.</text:span></text:p>
        </text:list-item>
      </text:list>
      <text:p text:style-name="P18"/>
      <text:p text:style-name="P18"/>
      <text:list xml:id="list213558244988090" text:continue-numbering="true" text:style-name="L1">
        <text:list-item>
          <text:p text:style-name="P25">Estrazione dei Dati:</text:p>
          <text:p text:style-name="P25"/>
        </text:list-item>
      </text:list>
      <text:list xml:id="list292116488" text:style-name="L2">
        <text:list-item>
          <text:p text:style-name="P30">Creare una Classe <text:span text:style-name="T42">“JSON_Saver”</text:span> che <text:span text:style-name="T55">avrà un metodo </text:span><text:span text:style-name="T44">“save” </text:span><text:span text:style-name="T55">che </text:span>estrapola <text:span text:style-name="T62">determinati tipi di</text:span> <text:span text:style-name="T35">candele (volendo anche un solo tipo) di un determinato market </text:span><text:s/><text:span text:style-name="T35">(servendosi della classe Extractor) in un determinato intervallo di tempo (aiutarsi con la classe Time_Stamp_Converter per il timestamp) e le salva in una serie di file .json diversificati per tipo di candela.</text:span></text:p>
        </text:list-item>
      </text:list>
      <text:p text:style-name="P17"/>
      <text:p text:style-name="P17"/>
      <text:list xml:id="list213557956524502" text:continue-list="list213558244988090" text:style-name="L1">
        <text:list-item>
          <text:p text:style-name="P26"><text:span text:style-name="T35">R</text:span>efining dei Dati:</text:p>
          <text:p text:style-name="P26"/>
        </text:list-item>
      </text:list>
      <text:list xml:id="list3631345833" text:style-name="L3">
        <text:list-item>
          <text:p text:style-name="P31">Creare una classe <text:span text:style-name="T42">“Dataset_Maker”</text:span> che <text:span text:style-name="T54">avrà un metodo </text:span><text:span text:style-name="T44">extract </text:span><text:span text:style-name="T62">che prende in input il path di un file json ,che conterrà candele dello stesso tipo, estratte sfruttando la classe </text:span><text:span text:style-name="T47">“JSON_Saver”</text:span><text:span text:style-name="T62">.</text:span></text:p>
          <text:p text:style-name="P31"/>
          <text:p text:style-name="P32">A questo punto, il metodo <text:span text:style-name="T63">(partendo dal json, che poi sarà un dizionario) </text:span>dovrà creare esattamente 1 matrice e 1 Vettore: </text:p>
          <text:p text:style-name="P32"/>
          <text:p text:style-name="P61"><text:span text:style-name="T9">↔</text:span><text:span text:style-name="T27"> </text:span><text:span text:style-name="T9">L</text:span><text:span text:style-name="T7">a Matrice </text:span><text:span text:style-name="T8">è quella </text:span><text:span text:style-name="T7">delle Osservazioni (contenente tutti i </text:span><text:span text:style-name="T8">valori tranne quelli che appartengono al </text:span><text:span text:style-name="T7">Campo ClosePrice) </text:span><text:span text:style-name="T9">a cui è stato sottratto l’ultimo campo. </text:span></text:p>
          <text:p text:style-name="P33">(in sostanza, nella Matrice restano i seguenti campi: </text:p>
          <text:p text:style-name="P33">CloseTime, OpenPrice, HighPrice, LowPrice, Volume).</text:p>
          <text:p text:style-name="P33"/>
          <text:p text:style-name="P61"><text:span text:style-name="T27">↔</text:span><text:span text:style-name="T9"> I</text:span><text:span text:style-name="T7">l Vettore </text:span><text:span text:style-name="T8">è il Vettore </text:span><text:span text:style-name="T7">(Colonna) delle Etichette (Contenente esclusivamente tutti i valori del Campo ClosePrice).</text:span></text:p>
          <text:p text:style-name="P34"/>
          <text:p text:style-name="P34">A questo punto, il compito del metodo <text:span text:style-name="T42">extract</text:span> finisce scrivendo in un file .pkl (<text:span text:style-name="T52">sfruttando il modulo Python “cPickle”</text:span>) la Matrice delle Osservazioni e il Vettore delle <text:span text:style-name="T65">Etichette.</text:span></text:p>
          <text:p text:style-name="P34"/>
          <text:p text:style-name="P35">Nella buona sostanza, con <text:span text:style-name="T42">extract</text:span> abbiamo creato un Dataset.</text:p>
        </text:list-item>
      </text:list>
      <text:p text:style-name="P16"/>
      <text:list xml:id="list213558369408082" text:continue-numbering="true" text:style-name="L3">
        <text:list-item>
          <text:p text:style-name="P36">Infine, creare una classe <text:span text:style-name="T72">“</text:span><text:span text:style-name="T73">Dataset_Creator” </text:span><text:span text:style-name="T72">che ingloba tutti i metodi delle seguenti classi:</text:span></text:p>
          <text:p text:style-name="P59"/>
          <text:list>
            <text:list-item>
              <text:p text:style-name="P60">Extractor</text:p>
            </text:list-item>
            <text:list-item>
              <text:p text:style-name="P60">Time_Stamp_Converter</text:p>
            </text:list-item>
            <text:list-item>
              <text:p text:style-name="P60">Periods_Maker</text:p>
            </text:list-item>
            <text:list-item>
              <text:p text:style-name="P60">JSON_Saver</text:p>
            </text:list-item>
            <text:list-item>
              <text:p text:style-name="P60">Dataset_Maker</text:p>
            </text:list-item>
          </text:list>
          <text:p text:style-name="P35"/>
        </text:list-item>
      </text:list>
      <text:p text:style-name="P3"/>
      <text:p text:style-name="P20"/>
      <text:p text:style-name="P20"/>
      <text:list xml:id="list213557662141074" text:continue-list="list213557956524502" text:style-name="L1">
        <text:list-item>
          <text:p text:style-name="P27"><text:soft-page-break/>Cleaning dei Dati:</text:p>
          <text:p text:style-name="P37"/>
        </text:list-item>
      </text:list>
      <text:list xml:id="list2032847296" text:style-name="L4">
        <text:list-item>
          <text:p text:style-name="P62"><text:span text:style-name="T22">Creare una classe </text:span><text:span text:style-name="T23">“Cleaner”</text:span><text:span text:style-name="T22"> che ha due metodi: features_scaling (si commenta da solo) e mean_normalization (si commenta da solo).</text:span></text:p>
        </text:list-item>
      </text:list>
      <text:p text:style-name="P4"/>
      <text:p text:style-name="P4"/>
      <text:list xml:id="list213558349362323" text:continue-list="list213557662141074" text:style-name="L1">
        <text:list-item>
          <text:p text:style-name="P28">Learnig:</text:p>
          <text:p text:style-name="P28"/>
        </text:list-item>
      </text:list>
      <text:list xml:id="list221715272" text:style-name="L5">
        <text:list-item>
          <text:p text:style-name="P38">Creare una classe <text:span text:style-name="T42">“</text:span><text:span text:style-name="T46">Dataset_Splitter</text:span><text:span text:style-name="T42">”</text:span> che <text:span text:style-name="T54">ha un metodo </text:span><text:span text:style-name="T43">“split”</text:span><text:span text:style-name="T54"> che (a partire da un file .pkl di un tipo di candele creato con la classe </text:span><text:span text:style-name="T43">“</text:span><text:span text:style-name="T48">Datase_</text:span><text:span text:style-name="T50">Creator</text:span><text:span text:style-name="T48">”</text:span><text:span text:style-name="T67">) </text:span>si occupa ,in prima battuta, di suddividere <text:span text:style-name="T54">il</text:span> Dataset <text:span text:style-name="T54">in </text:span>Training-Set (70 %) <text:s/>e Test-Set (30 %). <text:s/></text:p>
          <text:p text:style-name="P38"/>
          <text:p text:style-name="P39"><text:span text:style-name="T68">In seconda battuta, </text:span>quest<text:span text:style-name="T54">o metodo</text:span> dovrà scrivere in <text:span text:style-name="T53">2 file .pkl rispettivamente: il Training-Set e il Test-Set.</text:span></text:p>
        </text:list-item>
      </text:list>
      <text:p text:style-name="P6"/>
      <text:list xml:id="list213557698098809" text:continue-numbering="true" text:style-name="L5">
        <text:list-item>
          <text:p text:style-name="P40">Creare una classe <text:span text:style-name="T42">Curve</text:span> che ha metodi che disegnano rispettivamente i seguenti Grafici:</text:p>
          <text:p text:style-name="P40"/>
        </text:list-item>
      </text:list>
      <text:list xml:id="list3830262326" text:style-name="L6">
        <text:list-item>
          <text:p text:style-name="P41">Grafico Ipotesi (2D)</text:p>
        </text:list-item>
        <text:list-item>
          <text:p text:style-name="P41">Grafico Ipotesi (3D)</text:p>
        </text:list-item>
        <text:list-item>
          <text:p text:style-name="P43">Grafico Grado del Polinomio VS Errore (2D)</text:p>
        </text:list-item>
        <text:list-item>
          <text:p text:style-name="P43">Grafico Lambda VS Error (2D) <text:span text:style-name="T48">(IN DUBBIO)</text:span></text:p>
        </text:list-item>
        <text:list-item>
          <text:p text:style-name="P43">Grafico Training-Set-Size VS Error (2D) <text:span text:style-name="T48">(IN DUBBIO)</text:span></text:p>
        </text:list-item>
        <text:list-item>
          <text:p text:style-name="P46">REC Curve <text:span text:style-name="T48">(IN DUBBIO)</text:span></text:p>
        </text:list-item>
      </text:list>
      <text:p text:style-name="P7"/>
      <text:list xml:id="list938721632" text:style-name="L7">
        <text:list-item>
          <text:p text:style-name="P63"><text:span text:style-name="T2">Creare una classe </text:span><text:span text:style-name="T25">“</text:span><text:span text:style-name="T28">Dataset_Projector</text:span><text:span text:style-name="T26">”</text:span><text:span text:style-name="T3"> che ha un metodo </text:span></text:p>
          <text:p text:style-name="P44"><text:span text:style-name="T49">to_project</text:span><text:span text:style-name="T45"> (X_Training, </text:span><text:span text:style-name="T49">list_of_projected_features</text:span><text:span text:style-name="T45">)</text:span><text:span text:style-name="T56">, che restringe la Matrice delle osservazioni in Input, in particolar modo saranno mantenute nella matrice tutte le features contenute nella lista passata in input. <text:s/></text:span></text:p>
          <text:p text:style-name="P48">Tutto questo serve per Rappresentare un Modello.</text:p>
          <text:p text:style-name="P48">Inoltre questo metodo ,oltre a restringere la Matrice delle Osservazioni, può anche elevare a potenza tutti gli elementi ,contenuti nella matrice, appartenenti ad una o più feature. </text:p>
          <text:p text:style-name="P49">Tutto questo serve per rappresentare un Modello di Ordine Superiore.</text:p>
          <text:p text:style-name="P45"/>
          <text:p text:style-name="P50">PS: <text:s/><text:span text:style-name="T49">list_of_projected_features </text:span>è una lista, dove ogni elemento della lista <text:span text:style-name="T71">è un numero Maggiore di 0 oppure 0;</text:span> dove <text:span text:style-name="T70">il Valore Maggiore di 0</text:span> esprime il fatto che la feature è presente in quel modello, <text:span text:style-name="T71">inoltre il Valore maggiore di 0 ci dice</text:span> <text:span text:style-name="T71">anche il Grado delle Feature in quel modello.</text:span></text:p>
          <text:p text:style-name="P51"><text:span text:style-name="T71">Invece il Valore </text:span>0 esprime il fatto che quella feature NON e’ presente nel modello. </text:p>
          <text:p text:style-name="P52">Praticamente <text:s/><text:span text:style-name="T49">list_of_projected_features </text:span>è la rappresentazione di un modello.</text:p>
          <text:p text:style-name="P52"/>
        </text:list-item>
        <text:list-item>
          <text:p text:style-name="P53">Creare una classe <text:span text:style-name="T42">Model_</text:span><text:span text:style-name="T51">Printer </text:span>che ha un metodo <text:span text:style-name="T51">print_input_models</text:span><text:span text:style-name="T74"> che visualizza in maniera grafica una lista di Modelli passati in input.</text:span></text:p>
        </text:list-item>
      </text:list>
      <text:p text:style-name="P8"/>
      <text:list xml:id="list213557968698053" text:continue-numbering="true" text:style-name="L7">
        <text:list-item>
          <text:p text:style-name="P66"><text:span text:style-name="T2">C</text:span><text:span text:style-name="T1">reare una classe </text:span><text:span text:style-name="T24">“Trainer”</text:span><text:span text:style-name="T1"> che ha un metodo </text:span><text:span text:style-name="T24">train_models </text:span><text:span text:style-name="T1">che allena una serie di modelli </text:span><text:span text:style-name="T14">(anche uno solo volendo) </text:span><text:span text:style-name="T1">sfruttando le Equazioni Normali.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<text:span text:style-name="T20"><text:tab/> <text:s text:c="3"/></text:span><text:span text:style-name="T1"><text:s text:c="2"/>Inoltre questa classe deve avere un metodo </text:span><text:span text:style-name="T24">take_the_best_model_from_last_training</text:span><text:span text:style-name="T1"> </text:span></text:p>
      <text:p text:style-name="P22"><text:span text:style-name="T1"><text:tab/> <text:s text:c="5"/></text:span><text:span text:style-name="T12">che </text:span><text:span text:style-name="T1">restituisce una tupla contenente:</text:span></text:p>
      <text:p text:style-name="P10"/>
      <text:list xml:id="list2464094387" text:style-name="L8">
        <text:list-item>
          <text:p text:style-name="P64"><text:span text:style-name="T13">l’estimatore </text:span><text:span text:style-name="T12">migliore</text:span></text:p>
        </text:list-item>
        <text:list-item>
          <text:p text:style-name="P54">le features contenute nell’estimatore migliore</text:p>
        </text:list-item>
        <text:list-item>
          <text:p text:style-name="P64"><text:span text:style-name="T11">l’errore J-CV</text:span><text:span text:style-name="T12"> </text:span><text:span text:style-name="T11">dell’estimatore </text:span><text:span text:style-name="T12">Migliore</text:span></text:p>
        </text:list-item>
        <text:list-item>
          <text:p text:style-name="P64"><text:span text:style-name="T11">l’errore J-</text:span><text:span text:style-name="T12">Train </text:span><text:span text:style-name="T11">dell’estimatore </text:span><text:span text:style-name="T12">Migliore</text:span></text:p>
        </text:list-item>
      </text:list>
      <text:p text:style-name="P12"/>
      <text:p text:style-name="P22"><text:span text:style-name="T11"><text:tab/> <text:s text:c="4"/>In</text:span><text:span text:style-name="T15">oltre</text:span><text:span text:style-name="T11"> la classe deve avere un metodo </text:span><text:span text:style-name="T29">save_best_estimator</text:span><text:span text:style-name="T11"> che conserva in 2 <text:tab/><text:tab/> <text:s text:c="4"/>file .obj (usando il modulo Pickle) il miglior estimatore e le sue features. </text:span></text:p>
      <text:p text:style-name="P22"><text:span text:style-name="T11"><text:s text:c="17"/>(Quest’ultima cosa c</text:span><text:span text:style-name="T14">i </text:span><text:span text:style-name="T11">sarà utile in fase di Inferenza).</text:span></text:p>
      <text:p text:style-name="P13"/>
      <text:p text:style-name="P22"><text:span text:style-name="T11"><text:tab/> <text:s text:c="4"/></text:span><text:span text:style-name="T15">Inoltre, la classe </text:span><text:span text:style-name="T30">Trainer </text:span><text:span text:style-name="T15">deve avere un metodo </text:span><text:span text:style-name="T30">print_</text:span><text:span text:style-name="T32">models_</text:span><text:span text:style-name="T30">errors </text:span><text:span text:style-name="T17">che</text:span><text:span text:style-name="T15"> stampa per <text:tab/> <text:s text:c="4"/>ogni modello </text:span><text:span text:style-name="T17">l’</text:span><text:span text:style-name="T15">errore J-Train e </text:span><text:span text:style-name="T17">l’</text:span><text:span text:style-name="T15">errore J-CV.</text:span></text:p>
      <text:p text:style-name="P15"/>
      <text:p text:style-name="P22"><text:span text:style-name="T15"><text:tab/> <text:s text:c="4"/></text:span><text:span text:style-name="T16">Infine, la classe </text:span><text:span text:style-name="T31">Trainer </text:span><text:span text:style-name="T16">deve avere un metodo </text:span><text:span text:style-name="T31">plot_graphics</text:span><text:span text:style-name="T16"> che non fa altro che <text:s text:c="3"/><text:tab/> <text:s text:c="5"/><text:tab/> <text:s text:c="4"/>stampare tutti i Grafici delle Ipotesi dei Modelli Allenati (in 2D), </text:span><text:span text:style-name="T18">inoltre questo metodo <text:tab/> <text:s text:c="4"/>stampa pure i Grafici Grado vs Errore nel caso in cui siano presenti ,nell’allenamento, <text:tab/> <text:s text:c="4"/></text:span><text:span text:style-name="T19">gruppi</text:span><text:span text:style-name="T18"> di Modelli che differiscano solo per il grado.</text:span></text:p>
      <text:p text:style-name="P14"/>
      <text:p text:style-name="P14"><text:tab/> <text:s text:c="4"/><text:span text:style-name="T74">Oltre a ciò, la classe deve avere un metodo </text:span><text:span text:style-name="T51">cross-validation</text:span><text:span text:style-name="T74"> che implementa la tecnica <text:tab/> <text:s text:c="4"/>della convalida incrociata e un metodo </text:span><text:span text:style-name="T51">merge </text:span><text:span text:style-name="T74">che serve per unire una serie di porzioni di <text:tab/> <text:s text:c="4"/>Dataset in una, quest’ultimo metodo è da supporto per il metodo che esegue la convalida <text:s text:c="2"/><text:tab/> <text:s text:c="4"/>incrociata.</text:span></text:p>
      <text:p text:style-name="P14"/>
      <text:p text:style-name="P22"><text:span text:style-name="T18"><text:tab/> <text:s text:c="4"/>In ultima analisi, la classe </text:span><text:span text:style-name="T33">Trainer </text:span><text:span text:style-name="T18">deve avere un metodo </text:span><text:span text:style-name="T33">are_equals</text:span><text:span text:style-name="T18"> che dice se due <text:tab/> <text:s text:c="4"/>modelli </text:span><text:span text:style-name="T20">sono uguali, uguali tranne per il grado o sono diversi; inoltre la classe </text:span><text:span text:style-name="T34">Trainer <text:tab/> <text:s text:c="4"/></text:span><text:span text:style-name="T20">deve avere </text:span><text:span text:style-name="T18">un metodo </text:span><text:span text:style-name="T33">take_degree </text:span><text:span text:style-name="T18">che dice il grado del modello passato in input.</text:span></text:p>
      <text:p text:style-name="P8"/>
      <text:list xml:id="list213557986684053" text:continue-list="list213557968698053" text:style-name="L7">
        <text:list-item>
          <text:p text:style-name="P47"><text:span text:style-name="T69">Successivamente, c</text:span>reare <text:span text:style-name="T57">due classi:</text:span></text:p>
          <text:p text:style-name="P47"/>
        </text:list-item>
      </text:list>
      <text:list xml:id="list2060129032" text:style-name="L9">
        <text:list-item>
          <text:p text:style-name="P29">Recorder_Degree, </text:p>
          <text:p text:style-name="P65"><text:span text:style-name="T4">E’ una classe che serve per tracciare il grafico “</text:span><text:span text:style-name="T2">Grado del Polinomio VS Errore”. </text:span></text:p>
          <text:p text:style-name="P65"><text:span text:style-name="T4">Questa classe conterrà </text:span><text:span text:style-name="T21">quattro</text:span><text:span text:style-name="T4"> liste: la lista d</text:span><text:span text:style-name="T10">e</text:span><text:span text:style-name="T4">i gradi, la lista degli errori </text:span><text:span text:style-name="T5">di training, la lista degli errori d</text:span><text:span text:style-name="T6">el convalidation-test</text:span><text:span text:style-name="T5"> </text:span><text:span text:style-name="T21">e la lista degli indici.</text:span></text:p>
          <text:p text:style-name="P29"><text:span text:style-name="T36">Ogni volta che si completa </text:span><text:span text:style-name="T38">una serie di allenamenti dello stesso modello in cui il grado del modello aumenta sempre di più </text:span><text:span text:style-name="T40">fare le seguenti cose</text:span><text:span text:style-name="T38">: <text:s/></text:span></text:p>
          <text:p text:style-name="P29"><text:span text:style-name="T39">alla fine di ogni allenamento si </text:span><text:span text:style-name="T40">inserisce</text:span><text:span text:style-name="T38"> il grado </text:span><text:span text:style-name="T39">del Modello,</text:span><text:span text:style-name="T38">i valori di J-train e J-cv</text:span><text:span text:style-name="T41"> e l’indice del Modello</text:span><text:span text:style-name="T38"> nelle </text:span><text:span text:style-name="T41">Quattro</text:span><text:span text:style-name="T38"> liste.</text:span></text:p>
          <text:p text:style-name="P55"/>
        </text:list-item>
        <text:list-item>
          <text:p text:style-name="P29">Recorder_<text:span text:style-name="T58">Lambda (IN DUBBIO)</text:span>, </text:p>
          <text:p text:style-name="P29"><text:span text:style-name="T36">E’ una classe che serve per tracciare il grafico “</text:span><text:span text:style-name="T38">Lambda</text:span><text:span text:style-name="T37"> VS Errore”. </text:span></text:p>
          <text:p text:style-name="P29"><text:span text:style-name="T36">Questa classe conterrà </text:span><text:span text:style-name="T38">tre</text:span><text:span text:style-name="T36"> liste: la lista </text:span><text:span text:style-name="T38">dei Lambda</text:span><text:span text:style-name="T36">, la lista degli errori </text:span><text:span text:style-name="T38">di training e la lista degli errori di </text:span><text:span text:style-name="T40">convalidation-</text:span><text:span text:style-name="T38">test.</text:span></text:p>
          <text:p text:style-name="P29"><text:span text:style-name="T38">Ogni volta che si completa una serie di allenamenti dello stesso modello in cui il parametro lambda viene sempre cambiato </text:span><text:span text:style-name="T40">fare le seguenti cose</text:span><text:span text:style-name="T38">: <text:s/></text:span></text:p>
          <text:p text:style-name="P29"><text:span text:style-name="T39">per ogni allenamento completato si </text:span><text:span text:style-name="T38">inseri</text:span><text:span text:style-name="T39">sce</text:span><text:span text:style-name="T38"> il valore di lambda di quell’allenamento e i valori di J-train e J-cv nelle tre liste (Lista dei Lambda,Lista degli Errori di Training, Lista degli Errori di </text:span><text:span text:style-name="T40">Convalidation-</text:span><text:span text:style-name="T38">Test). </text:span></text:p>
        </text:list-item>
      </text:list>
      <text:p text:style-name="P9"/>
      <text:p text:style-name="P57"/>
      <text:p text:style-name="P57"/>
      <text:p text:style-name="P19"><text:soft-page-break/><text:span text:style-name="T75">6</text:span>.Inferenza:</text:p>
      <text:p text:style-name="P19"/>
      <text:list xml:id="list3616114887" text:style-name="L11">
        <text:list-item>
          <text:p text:style-name="P56">Creare un piccolo software ,anche a riga di comando, che prende in input <text:span text:style-name="T49">alcuni parametri </text:span><text:span text:style-name="T67">(stabiliti nella fase di Learning) di una</text:span> candela <text:span text:style-name="T63">di 12 h non ancora chiusa</text:span>, e che d<text:span text:style-name="T61">ia</text:span> in output la predizione del prezzo d<text:span text:style-name="T63">i chiusura della Candela, </text:span>sfruttando la classe Model <text:span text:style-name="T60">(opportunamente settata) </text:span>nel caso della Discesa del Gradiente oppure la classe LinearRegression <text:span text:style-name="T60">(opportunamente settata) </text:span>nel caso di Equazioni Normali.</text:p>
        </text:list-item>
      </text:list>
      <text:list xml:id="list2118925959" text:style-name="L12">
        <text:list-header>
          <text:p text:style-name="P58"/>
        </text:list-header>
      </text:list>
      <text:list xml:id="list140151143" text:style-name="L13">
        <text:list-header>
          <text:p text:style-name="P42"/>
        </text:list-header>
      </text:list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7:26:49.943905475</meta:creation-date>
    <dc:date>2019-01-08T21:35:57.298897854</dc:date>
    <meta:editing-duration>PT3H53M28S</meta:editing-duration>
    <meta:editing-cycles>58</meta:editing-cycles>
    <meta:generator>LibreOffice/6.0.7.3$Linux_X86_64 LibreOffice_project/00m0$Build-3</meta:generator>
    <meta:document-statistic meta:table-count="0" meta:image-count="0" meta:object-count="0" meta:page-count="4" meta:paragraph-count="79" meta:word-count="1102" meta:character-count="7002" meta:non-whitespace-character-count="5865"/>
  </office:meta>
</office:document-meta>
</file>